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36b4" officeooo:paragraph-rsid="001536b4"/>
    </style:style>
    <style:style style:name="P2" style:family="paragraph" style:parent-style-name="Standard">
      <style:paragraph-properties fo:text-align="start" style:justify-single-word="false"/>
      <style:text-properties officeooo:rsid="001536b4" officeooo:paragraph-rsid="001536b4"/>
    </style:style>
    <style:style style:name="P3" style:family="paragraph" style:parent-style-name="Standard">
      <style:paragraph-properties fo:text-align="start" style:justify-single-word="false"/>
      <style:text-properties officeooo:rsid="0015ab54" officeooo:paragraph-rsid="0015ab54"/>
    </style:style>
    <style:style style:name="P4" style:family="paragraph" style:parent-style-name="Standard">
      <style:paragraph-properties fo:text-align="start" style:justify-single-word="false"/>
      <style:text-properties officeooo:rsid="0015ab54" officeooo:paragraph-rsid="00160602"/>
    </style:style>
    <style:style style:name="P5" style:family="paragraph" style:parent-style-name="Standard">
      <style:paragraph-properties fo:text-align="start" style:justify-single-word="false"/>
      <style:text-properties officeooo:paragraph-rsid="0015f529"/>
    </style:style>
    <style:style style:name="P6" style:family="paragraph" style:parent-style-name="Standard">
      <style:paragraph-properties fo:text-align="start" style:justify-single-word="false"/>
      <style:text-properties officeooo:paragraph-rsid="001d3a4e"/>
    </style:style>
    <style:style style:name="P7" style:family="paragraph" style:parent-style-name="Standard">
      <style:paragraph-properties fo:text-align="start" style:justify-single-word="false"/>
      <style:text-properties officeooo:paragraph-rsid="0020bd00"/>
    </style:style>
    <style:style style:name="P8" style:family="paragraph" style:parent-style-name="Standard">
      <style:paragraph-properties fo:text-align="start" style:justify-single-word="false"/>
      <style:text-properties officeooo:paragraph-rsid="0020e87d"/>
    </style:style>
    <style:style style:name="P9" style:family="paragraph" style:parent-style-name="Standard">
      <style:paragraph-properties fo:text-align="start" style:justify-single-word="false"/>
      <style:text-properties officeooo:paragraph-rsid="002373c9"/>
    </style:style>
    <style:style style:name="P10" style:family="paragraph" style:parent-style-name="Standard">
      <style:paragraph-properties fo:text-align="start" style:justify-single-word="false"/>
      <style:text-properties officeooo:rsid="0015f529" officeooo:paragraph-rsid="0015f529"/>
    </style:style>
    <style:style style:name="P11" style:family="paragraph" style:parent-style-name="Standard">
      <style:paragraph-properties fo:text-align="start" style:justify-single-word="false"/>
      <style:text-properties officeooo:rsid="00160602" officeooo:paragraph-rsid="00160602"/>
    </style:style>
    <style:style style:name="P12" style:family="paragraph" style:parent-style-name="Standard">
      <style:paragraph-properties fo:text-align="start" style:justify-single-word="false"/>
      <style:text-properties officeooo:rsid="00168615" officeooo:paragraph-rsid="00168615"/>
    </style:style>
    <style:style style:name="P13" style:family="paragraph" style:parent-style-name="Standard">
      <style:paragraph-properties fo:text-align="start" style:justify-single-word="false"/>
      <style:text-properties officeooo:rsid="0017b312" officeooo:paragraph-rsid="0017b312"/>
    </style:style>
    <style:style style:name="P14" style:family="paragraph" style:parent-style-name="Standard">
      <style:paragraph-properties fo:text-align="start" style:justify-single-word="false"/>
      <style:text-properties officeooo:rsid="001957b7" officeooo:paragraph-rsid="001957b7" fo:background-color="#ffff00"/>
    </style:style>
    <style:style style:name="P15" style:family="paragraph" style:parent-style-name="Standard">
      <style:paragraph-properties fo:text-align="start" style:justify-single-word="false"/>
      <style:text-properties officeooo:paragraph-rsid="0020e87d" fo:background-color="#ffff00"/>
    </style:style>
    <style:style style:name="P16" style:family="paragraph" style:parent-style-name="Standard">
      <style:paragraph-properties fo:text-align="start" style:justify-single-word="false"/>
      <style:text-properties officeooo:rsid="00200539" officeooo:paragraph-rsid="00200539" fo:background-color="#ffff00"/>
    </style:style>
    <style:style style:name="P17" style:family="paragraph" style:parent-style-name="Standard">
      <style:paragraph-properties fo:text-align="start" style:justify-single-word="false"/>
      <style:text-properties officeooo:rsid="001957b7" officeooo:paragraph-rsid="001957b7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1957b7" officeooo:paragraph-rsid="001b7e7d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1b7e7d" officeooo:paragraph-rsid="001b7e7d" fo:background-color="transparent"/>
    </style:style>
    <style:style style:name="P20" style:family="paragraph" style:parent-style-name="Standard">
      <style:paragraph-properties fo:text-align="start" style:justify-single-word="false"/>
      <style:text-properties officeooo:rsid="001cad5c" officeooo:paragraph-rsid="001cad5c" fo:background-color="transparent"/>
    </style:style>
    <style:style style:name="P21" style:family="paragraph" style:parent-style-name="Standard">
      <style:paragraph-properties fo:text-align="start" style:justify-single-word="false"/>
      <style:text-properties officeooo:rsid="0020bd00" officeooo:paragraph-rsid="0020bd00" fo:background-color="transparent"/>
    </style:style>
    <style:style style:name="P22" style:family="paragraph" style:parent-style-name="Standard">
      <style:paragraph-properties fo:text-align="start" style:justify-single-word="false"/>
      <style:text-properties officeooo:rsid="00200539" officeooo:paragraph-rsid="00200539" fo:background-color="transparent"/>
    </style:style>
    <style:style style:name="P23" style:family="paragraph" style:parent-style-name="Standard">
      <style:paragraph-properties fo:text-align="start" style:justify-single-word="false"/>
      <style:text-properties officeooo:rsid="001d165d" officeooo:paragraph-rsid="001d165d" fo:background-color="transparent"/>
    </style:style>
    <style:style style:name="P24" style:family="paragraph" style:parent-style-name="Standard">
      <style:paragraph-properties fo:text-align="start" style:justify-single-word="false"/>
      <style:text-properties officeooo:rsid="001ea34d" officeooo:paragraph-rsid="001ea34d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rsid="002373c9" officeooo:paragraph-rsid="002373c9" fo:background-color="transparent"/>
    </style:style>
    <style:style style:name="P26" style:family="paragraph" style:parent-style-name="Standard">
      <style:paragraph-properties fo:text-align="start" style:justify-single-word="false"/>
      <style:text-properties officeooo:rsid="002373c9" officeooo:paragraph-rsid="00273018" fo:background-color="transparent"/>
    </style:style>
    <style:style style:name="P27" style:family="paragraph" style:parent-style-name="Standard">
      <style:paragraph-properties fo:text-align="start" style:justify-single-word="false"/>
      <style:text-properties officeooo:rsid="0020e87d" officeooo:paragraph-rsid="0020e87d" fo:background-color="transparent"/>
    </style:style>
    <style:style style:name="P28" style:family="paragraph" style:parent-style-name="Standard">
      <style:paragraph-properties fo:text-align="start" style:justify-single-word="false"/>
      <style:text-properties officeooo:rsid="0021a2e3" officeooo:paragraph-rsid="0021a2e3" fo:background-color="transparent"/>
    </style:style>
    <style:style style:name="P29" style:family="paragraph" style:parent-style-name="Standard">
      <style:paragraph-properties fo:text-align="start" style:justify-single-word="false"/>
      <style:text-properties officeooo:rsid="00220f3b" officeooo:paragraph-rsid="00220f3b" fo:background-color="transparent"/>
    </style:style>
    <style:style style:name="P30" style:family="paragraph" style:parent-style-name="Standard">
      <style:paragraph-properties fo:text-align="start" style:justify-single-word="false"/>
      <style:text-properties officeooo:rsid="0023e714" officeooo:paragraph-rsid="0023e714" fo:background-color="transparent"/>
    </style:style>
    <style:style style:name="P31" style:family="paragraph" style:parent-style-name="Standard">
      <style:paragraph-properties fo:text-align="start" style:justify-single-word="false"/>
      <style:text-properties officeooo:rsid="00252ef5" officeooo:paragraph-rsid="00252ef5" fo:background-color="transparent"/>
    </style:style>
    <style:style style:name="P32" style:family="paragraph" style:parent-style-name="Standard">
      <style:paragraph-properties fo:text-align="start" style:justify-single-word="false"/>
      <style:text-properties officeooo:rsid="00252ef5" officeooo:paragraph-rsid="002ab13f" fo:background-color="transparent"/>
    </style:style>
    <style:style style:name="P33" style:family="paragraph" style:parent-style-name="Standard">
      <style:paragraph-properties fo:text-align="start" style:justify-single-word="false"/>
      <style:text-properties officeooo:rsid="00273018" officeooo:paragraph-rsid="00273018" fo:background-color="transparent"/>
    </style:style>
    <style:style style:name="P34" style:family="paragraph" style:parent-style-name="Standard">
      <style:paragraph-properties fo:text-align="start" style:justify-single-word="false"/>
      <style:text-properties officeooo:rsid="002ab13f" officeooo:paragraph-rsid="002ab13f" fo:background-color="transparent"/>
    </style:style>
    <style:style style:name="P35" style:family="paragraph" style:parent-style-name="Standard">
      <style:paragraph-properties fo:text-align="start" style:justify-single-word="false"/>
      <style:text-properties officeooo:rsid="002e01a1" officeooo:paragraph-rsid="002e01a1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rsid="0034b719" officeooo:paragraph-rsid="0034b719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1d165d" officeooo:paragraph-rsid="001d165d"/>
    </style:style>
    <style:style style:name="P38" style:family="paragraph" style:parent-style-name="Standard">
      <style:paragraph-properties fo:text-align="start" style:justify-single-word="false"/>
      <style:text-properties officeooo:rsid="00200539" officeooo:paragraph-rsid="00200539"/>
    </style:style>
    <style:style style:name="P39" style:family="paragraph" style:parent-style-name="Standard">
      <style:paragraph-properties fo:text-align="start" style:justify-single-word="false"/>
      <style:text-properties officeooo:rsid="0021a2e3" officeooo:paragraph-rsid="0021a2e3"/>
    </style:style>
    <style:style style:name="P40" style:family="paragraph" style:parent-style-name="Standard">
      <style:paragraph-properties fo:text-align="start" style:justify-single-word="false"/>
      <style:text-properties officeooo:rsid="002373c9" officeooo:paragraph-rsid="0023be9e"/>
    </style:style>
    <style:style style:name="P41" style:family="paragraph" style:parent-style-name="Standard">
      <style:paragraph-properties fo:text-align="start" style:justify-single-word="false"/>
      <style:text-properties officeooo:rsid="002373c9" officeooo:paragraph-rsid="0023e714"/>
    </style:style>
    <style:style style:name="P42" style:family="paragraph" style:parent-style-name="Standard">
      <style:paragraph-properties fo:text-align="start" style:justify-single-word="false"/>
      <style:text-properties officeooo:rsid="002373c9" officeooo:paragraph-rsid="00273018"/>
    </style:style>
    <style:style style:name="P43" style:family="paragraph" style:parent-style-name="Standard">
      <style:paragraph-properties fo:text-align="start" style:justify-single-word="false"/>
      <style:text-properties officeooo:rsid="002373c9" officeooo:paragraph-rsid="002ab13f"/>
    </style:style>
    <style:style style:name="P44" style:family="paragraph" style:parent-style-name="Standard">
      <style:paragraph-properties fo:text-align="start" style:justify-single-word="false"/>
      <style:text-properties officeooo:rsid="0023e714" officeooo:paragraph-rsid="0023e714"/>
    </style:style>
    <style:style style:name="P45" style:family="paragraph" style:parent-style-name="Standard">
      <style:paragraph-properties fo:text-align="start" style:justify-single-word="false"/>
      <style:text-properties officeooo:rsid="001b7e7d" officeooo:paragraph-rsid="001b7e7d"/>
    </style:style>
    <style:style style:name="P46" style:family="paragraph" style:parent-style-name="Standard">
      <style:paragraph-properties fo:text-align="start" style:justify-single-word="false"/>
      <style:text-properties officeooo:rsid="002fd3d3" officeooo:paragraph-rsid="00307b53"/>
    </style:style>
    <style:style style:name="P47" style:family="paragraph" style:parent-style-name="Standard">
      <style:paragraph-properties fo:text-align="start" style:justify-single-word="false"/>
      <style:text-properties officeooo:rsid="003105cc" officeooo:paragraph-rsid="00331555"/>
    </style:style>
    <style:style style:name="P48" style:family="paragraph" style:parent-style-name="Standard">
      <style:paragraph-properties fo:text-align="start" style:justify-single-word="false"/>
      <style:text-properties officeooo:rsid="0031b27f" officeooo:paragraph-rsid="0031b27f"/>
    </style:style>
    <style:style style:name="P49" style:family="paragraph" style:parent-style-name="Standard">
      <style:paragraph-properties fo:text-align="start" style:justify-single-word="false"/>
      <style:text-properties officeooo:rsid="0020bd00" officeooo:paragraph-rsid="0020bd00"/>
    </style:style>
    <style:style style:name="P50" style:family="paragraph" style:parent-style-name="Standard">
      <style:paragraph-properties fo:text-align="start" style:justify-single-word="false"/>
      <style:text-properties officeooo:rsid="0034b719" officeooo:paragraph-rsid="0034b719"/>
    </style:style>
    <style:style style:name="P51" style:family="paragraph" style:parent-style-name="Preformatted_20_Text">
      <style:paragraph-properties fo:text-align="start" style:justify-single-word="false"/>
      <style:text-properties officeooo:rsid="0031b27f" officeooo:paragraph-rsid="0031b27f"/>
    </style:style>
    <style:style style:name="P52" style:family="paragraph" style:parent-style-name="Preformatted_20_Text">
      <style:paragraph-properties fo:margin-top="0cm" fo:margin-bottom="0.499cm" loext:contextual-spacing="false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1b7e7d" officeooo:paragraph-rsid="001b7e7d" fo:background-color="transparent"/>
    </style:style>
    <style:style style:name="P54" style:family="paragraph" style:parent-style-name="Standard" style:list-style-name="L2">
      <style:paragraph-properties fo:text-align="start" style:justify-single-word="false"/>
      <style:text-properties officeooo:rsid="001cad5c" officeooo:paragraph-rsid="001cad5c" fo:background-color="transparent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1cad5c" officeooo:paragraph-rsid="001cad5c" fo:background-color="transparent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1cad5c" officeooo:paragraph-rsid="001cad5c" fo:background-color="transparent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1d165d" officeooo:paragraph-rsid="001d165d" fo:background-color="transparent"/>
    </style:style>
    <style:style style:name="P58" style:family="paragraph" style:parent-style-name="Standard" style:list-style-name="L6">
      <style:paragraph-properties fo:text-align="start" style:justify-single-word="false"/>
      <style:text-properties officeooo:rsid="001d165d" officeooo:paragraph-rsid="001d165d" fo:background-color="transparent"/>
    </style:style>
    <style:style style:name="P59" style:family="paragraph" style:parent-style-name="Standard" style:list-style-name="L8">
      <style:paragraph-properties fo:text-align="start" style:justify-single-word="false"/>
      <style:text-properties officeooo:rsid="001ea34d" officeooo:paragraph-rsid="001ea34d" fo:background-color="transparent"/>
    </style:style>
    <style:style style:name="P60" style:family="paragraph" style:parent-style-name="Standard">
      <style:paragraph-properties fo:text-align="start" style:justify-single-word="false"/>
      <style:text-properties officeooo:rsid="0020e87d" officeooo:paragraph-rsid="0020bd00" fo:background-color="transparent"/>
    </style:style>
    <style:style style:name="P61" style:family="paragraph" style:parent-style-name="Standard">
      <style:paragraph-properties fo:text-align="start" style:justify-single-word="false"/>
      <style:text-properties officeooo:rsid="0031b27f" officeooo:paragraph-rsid="0031b27f" fo:background-color="transparent"/>
    </style:style>
    <style:style style:name="P62" style:family="paragraph" style:parent-style-name="Standard" style:list-style-name="L19">
      <style:paragraph-properties fo:text-align="start" style:justify-single-word="false"/>
      <style:text-properties officeooo:rsid="0031b27f" officeooo:paragraph-rsid="0031b27f" fo:background-color="transparent"/>
    </style:style>
    <style:style style:name="P63" style:family="paragraph" style:parent-style-name="Standard" style:list-style-name="L9">
      <style:paragraph-properties fo:text-align="start" style:justify-single-word="false"/>
      <style:text-properties officeooo:rsid="00331555" officeooo:paragraph-rsid="00331555" fo:background-color="transparent"/>
    </style:style>
    <style:style style:name="P64" style:family="paragraph" style:parent-style-name="Standard">
      <style:paragraph-properties fo:text-align="start" style:justify-single-word="false"/>
      <style:text-properties officeooo:rsid="00331555" officeooo:paragraph-rsid="00331555" fo:background-color="transparent"/>
    </style:style>
    <style:style style:name="P65" style:family="paragraph" style:parent-style-name="Standard" style:list-style-name="L10">
      <style:paragraph-properties fo:text-align="start" style:justify-single-word="false"/>
      <style:text-properties officeooo:rsid="00331555" officeooo:paragraph-rsid="00331555" fo:background-color="transparent"/>
    </style:style>
    <style:style style:name="P66" style:family="paragraph" style:parent-style-name="Standard" style:list-style-name="L10">
      <style:paragraph-properties fo:text-align="start" style:justify-single-word="false"/>
      <style:text-properties officeooo:rsid="0034b719" officeooo:paragraph-rsid="0034b719" fo:background-color="transparent"/>
    </style:style>
    <style:style style:name="P67" style:family="paragraph" style:parent-style-name="Standard">
      <style:paragraph-properties fo:text-align="start" style:justify-single-word="false"/>
      <style:text-properties officeooo:rsid="0034b719" officeooo:paragraph-rsid="0034b719" fo:background-color="transparent"/>
    </style:style>
    <style:style style:name="P68" style:family="paragraph" style:parent-style-name="Standard" style:list-style-name="L11">
      <style:paragraph-properties fo:text-align="start" style:justify-single-word="false"/>
      <style:text-properties officeooo:rsid="0021a2e3" officeooo:paragraph-rsid="0021a2e3" fo:background-color="transparent"/>
    </style:style>
    <style:style style:name="P69" style:family="paragraph" style:parent-style-name="Standard" style:list-style-name="L12">
      <style:paragraph-properties fo:text-align="start" style:justify-single-word="false"/>
      <style:text-properties officeooo:rsid="0023e714" officeooo:paragraph-rsid="0023e714" fo:background-color="transparent"/>
    </style:style>
    <style:style style:name="P70" style:family="paragraph" style:parent-style-name="Standard" style:list-style-name="L13">
      <style:paragraph-properties fo:text-align="start" style:justify-single-word="false"/>
      <style:text-properties officeooo:rsid="00252ef5" officeooo:paragraph-rsid="00252ef5" fo:background-color="transparent"/>
    </style:style>
    <style:style style:name="P71" style:family="paragraph" style:parent-style-name="Standard" style:list-style-name="L14">
      <style:paragraph-properties fo:text-align="start" style:justify-single-word="false"/>
      <style:text-properties officeooo:rsid="00252ef5" officeooo:paragraph-rsid="00252ef5" fo:background-color="transparent"/>
    </style:style>
    <style:style style:name="P72" style:family="paragraph" style:parent-style-name="Standard" style:list-style-name="L14">
      <style:paragraph-properties fo:text-align="start" style:justify-single-word="false"/>
      <style:text-properties officeooo:rsid="00268d2a" officeooo:paragraph-rsid="00268d2a" fo:background-color="transparent"/>
    </style:style>
    <style:style style:name="P73" style:family="paragraph" style:parent-style-name="Standard" style:list-style-name="L15">
      <style:paragraph-properties fo:text-align="start" style:justify-single-word="false"/>
      <style:text-properties officeooo:rsid="00273018" officeooo:paragraph-rsid="00273018" fo:background-color="transparent"/>
    </style:style>
    <style:style style:name="P74" style:family="paragraph" style:parent-style-name="Standard" style:list-style-name="L15">
      <style:paragraph-properties fo:text-align="start" style:justify-single-word="false"/>
      <style:text-properties officeooo:rsid="00291aa0" officeooo:paragraph-rsid="00291aa0" fo:background-color="transparent"/>
    </style:style>
    <style:style style:name="P75" style:family="paragraph" style:parent-style-name="Standard" style:list-style-name="L16">
      <style:paragraph-properties fo:text-align="start" style:justify-single-word="false"/>
      <style:text-properties officeooo:rsid="002ab13f" officeooo:paragraph-rsid="002ab13f" fo:background-color="transparent"/>
    </style:style>
    <style:style style:name="P76" style:family="paragraph" style:parent-style-name="Standard" style:list-style-name="L17">
      <style:paragraph-properties fo:text-align="start" style:justify-single-word="false"/>
      <style:text-properties officeooo:rsid="002fd3d3" officeooo:paragraph-rsid="002fd3d3" fo:background-color="transparent"/>
    </style:style>
    <style:style style:name="P77" style:family="paragraph" style:parent-style-name="Standard">
      <style:paragraph-properties fo:text-align="start" style:justify-single-word="false"/>
      <style:text-properties officeooo:rsid="002fd3d3" officeooo:paragraph-rsid="002fd3d3" fo:background-color="transparent"/>
    </style:style>
    <style:style style:name="P78" style:family="paragraph" style:parent-style-name="Standard" style:list-style-name="L18">
      <style:paragraph-properties fo:text-align="start" style:justify-single-word="false"/>
      <style:text-properties officeooo:rsid="00302990" officeooo:paragraph-rsid="00302990" fo:background-color="transparent"/>
    </style:style>
    <style:style style:name="P79" style:family="paragraph" style:parent-style-name="Standard">
      <style:paragraph-properties fo:text-align="start" style:justify-single-word="false"/>
      <style:text-properties officeooo:rsid="00307b53" officeooo:paragraph-rsid="00307b53" fo:background-color="transparent"/>
    </style:style>
    <style:style style:name="P80" style:family="paragraph" style:parent-style-name="Standard">
      <style:paragraph-properties fo:text-align="start" style:justify-single-word="false"/>
      <style:text-properties officeooo:rsid="003105cc" officeooo:paragraph-rsid="00331555" fo:background-color="transparent"/>
    </style:style>
    <style:style style:name="P81" style:family="paragraph" style:parent-style-name="Standard">
      <style:paragraph-properties fo:text-align="start" style:justify-single-word="false"/>
      <style:text-properties officeooo:rsid="003105cc" officeooo:paragraph-rsid="003105cc" fo:background-color="transparent"/>
    </style:style>
    <style:style style:name="P82" style:family="paragraph" style:parent-style-name="Standard" style:list-style-name="L19">
      <style:paragraph-properties fo:text-align="start" style:justify-single-word="false"/>
      <style:text-properties officeooo:rsid="003105cc" officeooo:paragraph-rsid="003105cc" fo:background-color="transparent"/>
    </style:style>
    <style:style style:name="P83" style:family="paragraph" style:parent-style-name="Standard" style:list-style-name="L20">
      <style:paragraph-properties fo:text-align="start" style:justify-single-word="false"/>
      <style:text-properties officeooo:rsid="00371b50" officeooo:paragraph-rsid="00371b50" fo:background-color="transparent"/>
    </style:style>
    <style:style style:name="P84" style:family="paragraph" style:parent-style-name="Standard">
      <style:paragraph-properties fo:text-align="start" style:justify-single-word="false"/>
      <style:text-properties officeooo:rsid="00371b50" officeooo:paragraph-rsid="00371b50" fo:background-color="transparent"/>
    </style:style>
    <style:style style:name="P85" style:family="paragraph" style:parent-style-name="Standard" style:list-style-name="L21">
      <style:paragraph-properties fo:text-align="start" style:justify-single-word="false"/>
      <style:text-properties officeooo:rsid="003890e1" officeooo:paragraph-rsid="003890e1" fo:background-color="transparent"/>
    </style:style>
    <style:style style:name="P86" style:family="paragraph" style:parent-style-name="Standard">
      <style:paragraph-properties fo:text-align="start" style:justify-single-word="false"/>
      <style:text-properties officeooo:rsid="003890e1" officeooo:paragraph-rsid="003890e1" fo:background-color="transparent"/>
    </style:style>
    <style:style style:name="P87" style:family="paragraph" style:parent-style-name="Standard">
      <style:paragraph-properties fo:text-align="start" style:justify-single-word="false"/>
      <style:text-properties officeooo:rsid="003ade53" officeooo:paragraph-rsid="003ade53" fo:background-color="transparent"/>
    </style:style>
    <style:style style:name="P88" style:family="paragraph" style:parent-style-name="Standard" style:list-style-name="L22">
      <style:paragraph-properties fo:text-align="start" style:justify-single-word="false"/>
      <style:text-properties officeooo:rsid="003ade53" officeooo:paragraph-rsid="003ade53" fo:background-color="transparent"/>
    </style:style>
    <style:style style:name="P89" style:family="paragraph" style:parent-style-name="Standard">
      <style:paragraph-properties fo:text-align="start" style:justify-single-word="false"/>
      <style:text-properties officeooo:rsid="003ade53" officeooo:paragraph-rsid="003ade53" fo:background-color="transparent"/>
    </style:style>
    <style:style style:name="P90" style:family="paragraph" style:parent-style-name="Standard">
      <style:paragraph-properties fo:text-align="start" style:justify-single-word="false"/>
      <style:text-properties officeooo:rsid="003bcd08" officeooo:paragraph-rsid="003bcd08" fo:background-color="transparent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01b7e7d"/>
    </style:style>
    <style:style style:name="P92" style:family="paragraph" style:parent-style-name="Standard" style:list-style-name="L3">
      <style:paragraph-properties fo:text-align="start" style:justify-single-word="false"/>
      <style:text-properties officeooo:paragraph-rsid="001cad5c"/>
    </style:style>
    <style:style style:name="P93" style:family="paragraph" style:parent-style-name="Standard" style:list-style-name="L6">
      <style:paragraph-properties fo:text-align="start" style:justify-single-word="false"/>
      <style:text-properties officeooo:paragraph-rsid="001d165d"/>
    </style:style>
    <style:style style:name="P94" style:family="paragraph" style:parent-style-name="Standard" style:list-style-name="L7">
      <style:paragraph-properties fo:text-align="start" style:justify-single-word="false"/>
      <style:text-properties officeooo:paragraph-rsid="001d3a4e"/>
    </style:style>
    <style:style style:name="P95" style:family="paragraph" style:parent-style-name="Standard" style:list-style-name="L9">
      <style:paragraph-properties fo:text-align="start" style:justify-single-word="false"/>
      <style:text-properties officeooo:paragraph-rsid="0031b27f"/>
    </style:style>
    <style:style style:name="P96" style:family="paragraph" style:parent-style-name="Standard" style:list-style-name="L11">
      <style:paragraph-properties fo:text-align="start" style:justify-single-word="false"/>
      <style:text-properties officeooo:paragraph-rsid="0021a2e3"/>
    </style:style>
    <style:style style:name="P97" style:family="paragraph" style:parent-style-name="Standard">
      <style:paragraph-properties fo:text-align="start" style:justify-single-word="false"/>
      <style:text-properties officeooo:paragraph-rsid="003ade53"/>
    </style:style>
    <style:style style:name="P98" style:family="paragraph" style:parent-style-name="Standard" style:list-style-name="L6">
      <style:paragraph-properties fo:text-align="start" style:justify-single-word="false"/>
      <style:text-properties officeooo:rsid="001d165d" officeooo:paragraph-rsid="001d165d"/>
    </style:style>
    <style:style style:name="P99" style:family="paragraph" style:parent-style-name="Standard" style:list-style-name="L6">
      <style:paragraph-properties fo:text-align="start" style:justify-single-word="false"/>
      <style:text-properties officeooo:rsid="001ea34d" officeooo:paragraph-rsid="001ea34d"/>
    </style:style>
    <style:style style:name="P100" style:family="paragraph" style:parent-style-name="Standard" style:list-style-name="L7">
      <style:paragraph-properties fo:text-align="start" style:justify-single-word="false"/>
      <style:text-properties officeooo:rsid="001d3a4e" officeooo:paragraph-rsid="001d3a4e"/>
    </style:style>
    <style:style style:name="P101" style:family="paragraph" style:parent-style-name="Standard" style:list-style-name="L20">
      <style:paragraph-properties fo:text-align="start" style:justify-single-word="false"/>
      <style:text-properties officeooo:rsid="0034b719" officeooo:paragraph-rsid="0034b719"/>
    </style:style>
    <style:style style:name="P102" style:family="paragraph" style:parent-style-name="Standard" style:list-style-name="L11">
      <style:paragraph-properties fo:text-align="start" style:justify-single-word="false"/>
      <style:text-properties officeooo:rsid="0021a2e3" officeooo:paragraph-rsid="0021a2e3"/>
    </style:style>
    <style:style style:name="P103" style:family="paragraph" style:parent-style-name="Standard" style:list-style-name="L19">
      <style:paragraph-properties fo:text-align="start" style:justify-single-word="false"/>
      <style:text-properties officeooo:rsid="0031b27f" officeooo:paragraph-rsid="0031b27f"/>
    </style:style>
    <style:style style:name="P104" style:family="paragraph" style:parent-style-name="Standard" style:list-style-name="L20">
      <style:paragraph-properties fo:text-align="start" style:justify-single-word="false"/>
      <style:text-properties officeooo:rsid="00371b50" officeooo:paragraph-rsid="00371b50"/>
    </style:style>
    <style:style style:name="P105" style:family="paragraph" style:parent-style-name="Standard" style:list-style-name="L21">
      <style:paragraph-properties fo:text-align="start" style:justify-single-word="false"/>
      <style:text-properties officeooo:rsid="00371b50" officeooo:paragraph-rsid="00371b50"/>
    </style:style>
    <style:style style:name="P106" style:family="paragraph" style:parent-style-name="Standard">
      <style:paragraph-properties fo:text-align="start" style:justify-single-word="false"/>
      <style:text-properties officeooo:rsid="00200539" officeooo:paragraph-rsid="00200539" fo:background-color="#ffff00"/>
    </style:style>
    <style:style style:name="P107" style:family="paragraph" style:parent-style-name="Standard">
      <style:paragraph-properties fo:text-align="start" style:justify-single-word="false"/>
      <style:text-properties officeooo:rsid="003ade53" officeooo:paragraph-rsid="003ade53" fo:background-color="#ffff00"/>
    </style:style>
    <style:style style:name="P108" style:family="paragraph" style:parent-style-name="Standard">
      <style:paragraph-properties fo:text-align="start" style:justify-single-word="false"/>
      <style:text-properties officeooo:rsid="003ade53" officeooo:paragraph-rsid="003ade53"/>
    </style:style>
    <style:style style:name="T1" style:family="text">
      <style:text-properties officeooo:rsid="0015f529"/>
    </style:style>
    <style:style style:name="T2" style:family="text">
      <style:text-properties officeooo:rsid="00160602"/>
    </style:style>
    <style:style style:name="T3" style:family="text">
      <style:text-properties officeooo:rsid="00168615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b7e7d" fo:background-color="transparent" loext:char-shading-value="0"/>
    </style:style>
    <style:style style:name="T7" style:family="text">
      <style:text-properties officeooo:rsid="001cad5c" fo:background-color="transparent" loext:char-shading-value="0"/>
    </style:style>
    <style:style style:name="T8" style:family="text">
      <style:text-properties officeooo:rsid="001d3a4e" fo:background-color="transparent" loext:char-shading-value="0"/>
    </style:style>
    <style:style style:name="T9" style:family="text">
      <style:text-properties officeooo:rsid="001d165d" fo:background-color="transparent" loext:char-shading-value="0"/>
    </style:style>
    <style:style style:name="T10" style:family="text">
      <style:text-properties officeooo:rsid="001ea34d" fo:background-color="transparent" loext:char-shading-value="0"/>
    </style:style>
    <style:style style:name="T11" style:family="text">
      <style:text-properties officeooo:rsid="00200539" fo:background-color="transparent" loext:char-shading-value="0"/>
    </style:style>
    <style:style style:name="T12" style:family="text">
      <style:text-properties officeooo:rsid="0020bd00" fo:background-color="transparent" loext:char-shading-value="0"/>
    </style:style>
    <style:style style:name="T13" style:family="text">
      <style:text-properties officeooo:rsid="0020e87d" fo:background-color="transparent" loext:char-shading-value="0"/>
    </style:style>
    <style:style style:name="T14" style:family="text">
      <style:text-properties officeooo:rsid="0021a2e3" fo:background-color="transparent" loext:char-shading-value="0"/>
    </style:style>
    <style:style style:name="T15" style:family="text">
      <style:text-properties officeooo:rsid="00220f3b" fo:background-color="transparent" loext:char-shading-value="0"/>
    </style:style>
    <style:style style:name="T16" style:family="text">
      <style:text-properties officeooo:rsid="0023be9e" fo:background-color="transparent" loext:char-shading-value="0"/>
    </style:style>
    <style:style style:name="T17" style:family="text">
      <style:text-properties officeooo:rsid="002373c9" fo:background-color="transparent" loext:char-shading-value="0"/>
    </style:style>
    <style:style style:name="T18" style:family="text">
      <style:text-properties officeooo:rsid="0023e714" fo:background-color="transparent" loext:char-shading-value="0"/>
    </style:style>
    <style:style style:name="T19" style:family="text">
      <style:text-properties officeooo:rsid="00273018" fo:background-color="transparent" loext:char-shading-value="0"/>
    </style:style>
    <style:style style:name="T20" style:family="text">
      <style:text-properties officeooo:rsid="002ab13f" fo:background-color="transparent" loext:char-shading-value="0"/>
    </style:style>
    <style:style style:name="T21" style:family="text">
      <style:text-properties officeooo:rsid="00307b53" fo:background-color="transparent" loext:char-shading-value="0"/>
    </style:style>
    <style:style style:name="T22" style:family="text">
      <style:text-properties officeooo:rsid="00331555" fo:background-color="transparent" loext:char-shading-value="0"/>
    </style:style>
    <style:style style:name="T23" style:family="text">
      <style:text-properties officeooo:rsid="0031b27f" fo:background-color="transparent" loext:char-shading-value="0"/>
    </style:style>
    <style:style style:name="T24" style:family="text">
      <style:text-properties officeooo:rsid="0034b719" fo:background-color="transparent" loext:char-shading-value="0"/>
    </style:style>
    <style:style style:name="T25" style:family="text">
      <style:text-properties officeooo:rsid="00351d4f" fo:background-color="transparent" loext:char-shading-value="0"/>
    </style:style>
    <style:style style:name="T26" style:family="text">
      <style:text-properties officeooo:rsid="00371b50" fo:background-color="transparent" loext:char-shading-value="0"/>
    </style:style>
    <style:style style:name="T27" style:family="text">
      <style:text-properties officeooo:rsid="003890e1" fo:background-color="transparent" loext:char-shading-value="0"/>
    </style:style>
    <style:style style:name="T28" style:family="text">
      <style:text-properties officeooo:rsid="003ade53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b7e7d"/>
    </style:style>
    <style:style style:name="T31" style:family="text">
      <style:text-properties officeooo:rsid="0020e87d"/>
    </style:style>
    <style:style style:name="T32" style:family="text">
      <style:text-properties officeooo:rsid="0021a2e3"/>
    </style:style>
    <style:style style:name="T33" style:family="text">
      <style:text-properties fo:color="#00a933" fo:background-color="transparent" loext:char-shading-value="0"/>
    </style:style>
    <style:style style:name="T34" style:family="text">
      <style:text-properties fo:color="#00a933" officeooo:rsid="00220f3b" fo:background-color="transparent" loext:char-shading-value="0"/>
    </style:style>
    <style:style style:name="T35" style:family="text">
      <style:text-properties officeooo:rsid="00273018"/>
    </style:style>
    <style:style style:name="T36" style:family="text">
      <style:text-properties officeooo:rsid="002e01a1"/>
    </style:style>
    <style:style style:name="T37" style:family="text">
      <style:text-properties officeooo:rsid="003ade53"/>
    </style:style>
    <style:style style:name="T38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de clases</text:p>
      <text:p text:style-name="P2"/>
      <text:p text:style-name="P3">Enunciado:</text:p>
      <text:p text:style-name="P3"/>
      <text:p text:style-name="P13">Pagina principal te enseñara un simple bienvenidos y tres chorradas.</text:p>
      <text:p text:style-name="P13">Tenemos boton de login y registro.</text:p>
      <text:p text:style-name="P13">SI nos registramos es con un form rellenando todos nuestros datos.</text:p>
      <text:p text:style-name="P13">Se hacen las consecuentes validaciones y se encripta la contraseña antes de guardar el <text:span text:style-name="T5">usuario</text:span>.</text:p>
      <text:p text:style-name="P13"/>
      <text:p text:style-name="P4">Nuestro usuario se logueara<text:span text:style-name="T2"> mediante su password y contraseña. Tras eso se le asignara un JWT que se guarda en su localstorage y nos dice quien es.</text:span></text:p>
      <text:p text:style-name="P4"/>
      <text:p text:style-name="P4"><text:span text:style-name="T2">T</text:span>endra una pestaña inicio donde puede ver sus notificaciones, mensajes, subir fotos, ver actividad de sus amigos<text:span text:style-name="T1">, bloquear y/o reportar a otro</text:span>.</text:p>
      <text:p text:style-name="P3"/>
      <text:p text:style-name="P3">Las notificaciones son : </text:p>
      <text:p text:style-name="P3">Juan te ha enviado un mensaje!. Le das click y te lleva a la conversacion con juan o a los mensajes.</text:p>
      <text:p text:style-name="P3">Juan te ha comentado en una foto!. Le das click y te lleva a la foto.</text:p>
      <text:p text:style-name="P3">Juan te ha enviado una peticion!. Click y vas a la peticion.</text:p>
      <text:p text:style-name="P11">CUando le da a la pestaña notificaciones, todo pasa a true.</text:p>
      <text:p text:style-name="P11"/>
      <text:p text:style-name="P45">Pestaña mensajes podria tener un globo rojo cuano tengas nuevos mensajes y hasta que no le des no se quite.</text:p>
      <text:p text:style-name="P11"/>
      <text:p text:style-name="P10">Los mensajes :</text:p>
      <text:p text:style-name="P5"><text:span text:style-name="T1">Puedes enviar un mensaje a otro usuario a no ser que te tenga bloqueado. Envi</text:span><text:span text:style-name="T3">a</text:span><text:span text:style-name="T1">s y recibes.</text:span></text:p>
      <text:p text:style-name="P10"/>
      <text:p text:style-name="P10">Subir fotos: Le das click, subes una foto, añades un titulo y esas fotos tendran comentarios<text:span text:style-name="T2">.</text:span></text:p>
      <text:p text:style-name="P10"/>
      <text:p text:style-name="P11">A la hora de ver una foto, te aparecera un pequeño recuadro que te permite darle enviar comentario.</text:p>
      <text:p text:style-name="P3"/>
      <text:p text:style-name="P5"><text:span text:style-name="T1">Buscar gente: sera una peticion sql like "</text:span><text:span text:style-name="T30">$input</text:span><text:span text:style-name="T1">" se mostraran todos los resultados excepto el que te tenga bloqueado.</text:span></text:p>
      <text:p text:style-name="P12">Si alguien en su estatus tiene privado no puedes acceder a verlo si no eres amigo pero si<text:span text:style-name="T30">,</text:span> si es publico.</text:p>
      <text:p text:style-name="P12"/>
      <text:p text:style-name="P10"/>
      <text:p text:style-name="P10">Bloquear a alguien: usuario puede coger a alguien y bloquearlo. En ese momento su relathionship si existe se borra para ambos y pasa a la tabla blocks. Para el usuario que ha bloqueado seguira apareciendo (habra un apartado blocks en la red social) y podra desbloquearlo, pero no volveran a ser amigos ni nada. En el chat, el usuario aparecera sin foto.</text:p>
      <text:p text:style-name="P10"/>
      <text:p text:style-name="P10">El usuario en su reel vera la info de los following pero no de los followers.</text:p>
      <text:p text:style-name="P10"/>
      <text:p text:style-name="P12">Usuario se desconecta y se borra su token. Meter log?</text:p>
      <text:p text:style-name="P12"/>
      <text:p text:style-name="P12">Como mostramos los amigos? Podriamos hacer que el reel por ejemplo o los followers sea cogemos el JWT vemos su id de usuario y para el reel y following mostramos todos los que el sourceId es ese mientras que para sus followers mostramos todos los que en la tabla followers su targetId sea el.</text:p>
      <text:p text:style-name="P12"/>
      <text:p text:style-name="P13">Usuario podra modificar su configuracion.</text:p>
      <text:p text:style-name="P13"/>
      <text:p text:style-name="P13"><text:soft-page-break/>SI el usuario borra cuenta, solo se le cancela y tiene hasta un año (podriamos guardarlo en suspendeed table).</text:p>
      <text:p text:style-name="P13"/>
      <text:p text:style-name="P50"/>
      <text:p text:style-name="P13"/>
      <text:p text:style-name="P13"/>
      <text:p text:style-name="P14">Entidades: <text:span text:style-name="T5">usuario, notificaciones, mensajes, fotos, followers, following, report, comentarios, peticiones.</text:span></text:p>
      <text:p text:style-name="P17"/>
      <text:p text:style-name="P19">Las validaciones se haran con express-validations.</text:p>
      <text:p text:style-name="P18">Usuario: </text:p>
      <text:list xml:id="list4203406489" text:style-name="L1">
        <text:list-item>
          <text:p text:style-name="P53">email (validamos que sea un email y sea unico)</text:p>
        </text:list-item>
        <text:list-item>
          <text:p text:style-name="P53">nickname : no sea algo ofensivo (tendremos un diccionario o similar para eso) ni este ya cogido.</text:p>
        </text:list-item>
        <text:list-item>
          <text:p text:style-name="P53">telephone: miramos que tenga una longitud minima y vemos para añadir prefijos (posiblemente exista libreria para ello)</text:p>
        </text:list-item>
        <text:list-item>
          <text:p text:style-name="P53">Password: que como minimo tenga 8 caracteres y un caracter especial.</text:p>
        </text:list-item>
        <text:list-item>
          <text:p text:style-name="P53">bio: no contenga nada ofensivo y maximo sea 150 caracteres</text:p>
        </text:list-item>
        <text:list-item>
          <text:p text:style-name="P91"><text:span text:style-name="T6">User_statusid: aqui </text:span><text:span text:style-name="T7">sera suspended, closed y active. Nunca borramos ya que las redes no borran tu info o no al menos hasta pasado un buen tiempo. Actived sera la opcion por defecto.</text:span><text:span text:style-name="T10"> Tampoco borraremos por problemas de craseos en la base de datos.</text:span></text:p>
        </text:list-item>
        <text:list-item>
          <text:p text:style-name="P53">user_rolid: aqui selecionamos el rol de nuestro usuario. Admin y user van a ser de momento.</text:p>
        </text:list-item>
        <text:list-item>
          <text:p text:style-name="P53">sex: hombre, mujer y otro</text:p>
        </text:list-item>
        <text:list-item>
          <text:p text:style-name="P53">createdAt: este dato se va a insertar automaticamente con la fecha actual</text:p>
        </text:list-item>
        <text:list-item>
          <text:p text:style-name="P53">user_visibilityid: aqui se elegira entre privado y publico. De momento no haremos nada con esto pero lo dejamos para futuros sprints.</text:p>
        </text:list-item>
      </text:list>
      <text:p text:style-name="P22"/>
      <text:p text:style-name="P22"/>
      <text:p text:style-name="P20">messages:</text:p>
      <text:list xml:id="list4057077736" text:style-name="L2">
        <text:list-item>
          <text:p text:style-name="P54">id: clave primaria del mensaje.</text:p>
        </text:list-item>
        <text:list-item>
          <text:p text:style-name="P54">senderid: el id del user que te ha mandado el mensaje</text:p>
        </text:list-item>
        <text:list-item>
          <text:p text:style-name="P54">targetid: id del usuario que recibe mensaje</text:p>
        </text:list-item>
        <text:list-item>
          <text:p text:style-name="P54">body: es el cuerpo del mensaje, lo limitamos a 150</text:p>
        </text:list-item>
        <text:list-item>
          <text:p text:style-name="P54">sendAt: a que hora se envio el mensaje.</text:p>
        </text:list-item>
      </text:list>
      <text:p text:style-name="P20"/>
      <text:p text:style-name="P20">user_following: Esta entidad nos describe que a quien sigue el usuario. Decir que un usuario puede enviar peticion a otro pero este puede rechazarla. Aqui se podria poner lo de bloqueados pero por tema rendimiento se pone en otra aparte ya que la lista bloqueados va a ser un 1% de lo que sera la lista de following por lo que ganaremos en eficiencia.</text:p>
      <text:list xml:id="list2729715702" text:style-name="L3">
        <text:list-item>
          <text:p text:style-name="P55">id: clave de la relacion</text:p>
        </text:list-item>
        <text:list-item>
          <text:p text:style-name="P55">sourceid: quien envio la peticion. Valor por defecto, persona que este logueada en ese momento</text:p>
        </text:list-item>
        <text:list-item>
          <text:p text:style-name="P55">targetid: a quien le envio la peticion</text:p>
        </text:list-item>
        <text:list-item>
          <text:p text:style-name="P55">createdAt: en que fecha se origino la relacion</text:p>
        </text:list-item>
        <text:list-item>
          <text:p text:style-name="P92"><text:span text:style-name="T7">relationship_statusid: relaciona con la tabla "relationship_status" y podra indicarnos que es "accepted",</text:span><text:span text:style-name="T11"> </text:span><text:span text:style-name="T7">y "pending". Eso por ahora</text:span><text:span text:style-name="T11">, en el futuro puede que rejected</text:span><text:span text:style-name="T7">.</text:span></text:p>
        </text:list-item>
      </text:list>
      <text:p text:style-name="P23">A la hora de enviar una peticion podremos cancelar y borramos ese registro. Otra opcion seria poner canceled, pero por temas eficiencias borraremos registro.</text:p>
      <text:p text:style-name="P20">user_follower: Aqui se reflejan los followers del user.</text:p>
      <text:list xml:id="list2808633327" text:style-name="L4">
        <text:list-item>
          <text:p text:style-name="P56">id: clave primaria del registro</text:p>
        </text:list-item>
        <text:list-item>
          <text:p text:style-name="P56">sourceId: quien envio la peticion</text:p>
        </text:list-item>
        <text:list-item>
          <text:p text:style-name="P56">targetId: que sera el usuario actual</text:p>
        </text:list-item>
        <text:list-item>
          <text:p text:style-name="P56"><text:soft-page-break/>createdAt: fecha a la que le enviaron la peticion, aunque este dato no hay por que mostrarlo.</text:p>
        </text:list-item>
        <text:list-item>
          <text:p text:style-name="P56">relationship_statusid: de nuevo, relacion con la otra tabla, indica el estado de la relacion.</text:p>
        </text:list-item>
      </text:list>
      <text:p text:style-name="P20"/>
      <text:p text:style-name="P23">user_image: entidad que representa las imagenes del usuario. Cuando estas se suban, las almacenaremos en una carpeta con el id de usuario y de nombre el id de la foto.</text:p>
      <text:list xml:id="list1696875332" text:style-name="L5">
        <text:list-item>
          <text:p text:style-name="P57">id: clave de la foto</text:p>
        </text:list-item>
        <text:list-item>
          <text:p text:style-name="P57">userid: que usuario subio la foto. Valor por defecto es el usuario logueado en ese momento.</text:p>
        </text:list-item>
        <text:list-item>
          <text:p text:style-name="P57">title: titulo de la foto.</text:p>
        </text:list-item>
        <text:list-item>
          <text:p text:style-name="P57">url: sera una string donde estamos almacenando la ruta relativa hacia esa foto.</text:p>
        </text:list-item>
        <text:list-item>
          <text:p text:style-name="P57">createdAt: valor por defecto, now()</text:p>
        </text:list-item>
      </text:list>
      <text:p text:style-name="P23">NOTIFICACIONES</text:p>
      <text:p text:style-name="P23"/>
      <text:p text:style-name="P23">user_notification:</text:p>
      <text:list xml:id="list698567421" text:style-name="L6">
        <text:list-item>
          <text:p text:style-name="P58">id: clave primeria</text:p>
        </text:list-item>
        <text:list-item>
          <text:p text:style-name="P58">sourceid: que usuario le crea la notifiacion ej: quien le envia el mensaje.</text:p>
        </text:list-item>
        <text:list-item>
          <text:p text:style-name="P58">targetid2: a que usuario se envia la notificacion</text:p>
        </text:list-item>
        <text:list-item>
          <text:p text:style-name="P98"><text:span text:style-name="T5">is_see: si tiene alguna notificacion is_see false, le aparecera que tiene notificaciones en su perfil. En cuanto abre pestaña notifiaciones, todas pasan a true.</text:span><text:span text:style-name="T8"> Por defecto false.</text:span></text:p>
        </text:list-item>
        <text:list-item>
          <text:p text:style-name="P99"><text:span text:style-name="T8">c</text:span><text:span text:style-name="T5">reatedAt: fecha de la notificacion.</text:span></text:p>
        </text:list-item>
        <text:list-item>
          <text:p text:style-name="P93"><text:span text:style-name="T9">notification_objectid: relaciona la notificacion con la </text:span><text:span text:style-name="T8">tabla notifiacion_object</text:span></text:p>
        </text:list-item>
      </text:list>
      <text:p text:style-name="P6"><text:span text:style-name="T8">C</text:span><text:span text:style-name="T10">o</text:span><text:span text:style-name="T8">mo funcionara? Al insertar un mensaje, comentario y/o peticion de amistad, insertamos en la tabla user_notification mediante un metodo llamado createNotification que puede</text:span><text:span text:style-name="T10"> ser una funcion localizada </text:span><text:span text:style-name="T8">en los helper y/o middleware, pasamos</text:span><text:span text:style-name="T10"> tambien su tipo de objeto aunque este podria ser mediante una constante donde indicamos un numero y este indicaria que la entidad es una cosa u otra.</text:span></text:p>
      <text:p text:style-name="P37"><text:span text:style-name="T5">Notification_object: nos muestra de que entidad es ej: foto, imagen...</text:span><text:span text:style-name="T8">, que id tiene en su tabla y el tipo de notificacion</text:span></text:p>
      <text:list xml:id="list2319501360" text:style-name="L7">
        <text:list-item>
          <text:p text:style-name="P100"><text:span text:style-name="T5">id: clave primaria.</text:span><text:span text:style-name="T10"> Int</text:span></text:p>
        </text:list-item>
        <text:list-item>
          <text:p text:style-name="P94"><text:span text:style-name="T8">entity: </text:span><text:span text:style-name="T10">image</text:span><text:span text:style-name="T8">, </text:span><text:span text:style-name="T10">comment</text:span><text:span text:style-name="T8">, </text:span><text:span text:style-name="T10">message</text:span><text:span text:style-name="T8">... por ahora, en el futuro grupos y demas</text:span><text:span text:style-name="T10">. String</text:span><text:span text:style-name="T11"> </text:span></text:p>
        </text:list-item>
        <text:list-item>
          <text:p text:style-name="P100"><text:span text:style-name="T5">notification_typeid: relaciona con la otra tabla. Por ahora borrada pero nos podria servir si foto tiene por ejemplo tiene mas de un tipo de notificacion: ej te han etiquetado o quitado de una foto.</text:span><text:span text:style-name="T10"> Int</text:span></text:p>
        </text:list-item>
      </text:list>
      <text:p text:style-name="P24">ImageComment: aqui guarda los comentarios de las imagenes.</text:p>
      <text:list xml:id="list110622277" text:style-name="L8">
        <text:list-item>
          <text:p text:style-name="P59">id: clave primaria del comentario.</text:p>
        </text:list-item>
        <text:list-item>
          <text:p text:style-name="P59">user_imageid: clave primaria de la imagen de la que es el comentario. </text:p>
        </text:list-item>
        <text:list-item>
          <text:p text:style-name="P59">userid: clave primaria del usuario que ha creado el comentario.</text:p>
        </text:list-item>
        <text:list-item>
          <text:p text:style-name="P59">body: el texto del comentario. String limitado a 255 caracteres.</text:p>
        </text:list-item>
        <text:list-item>
          <text:p text:style-name="P59">createdAt: valor por defecto en ese momento. Date actual.</text:p>
        </text:list-item>
      </text:list>
      <text:p text:style-name="P22"/>
      <text:p text:style-name="P22">Estos son los modelos, ahora empezamos con las libs que es lo que tendra los distintos metodos para las functiones</text:p>
      <text:p text:style-name="P25">Antes de empezar, en commons o algo asi, vamos a crear un objeto o funcion que obtiene el usuario actual y cuando vayamos a insertar algo o lo que sea, el sourceId siempre sera obtenido desde ese metodo. O que el router a las malas lo obtenga o valida. Esto de automaticamente quizas no deberia hacerse por tema testeo api.</text:p>
      <text:p text:style-name="P36">TODOS LOS METODOS TENDRAN TRY Y CATCH PARA EL ERROR</text:p>
      <text:p text:style-name="P107">/login</text:p>
      <text:p text:style-name="P89"><text:tab/>/authUser</text:p>
      <text:p text:style-name="P87"><text:span text:style-name="T38"><text:tab/>url : /auth</text:span></text:p>
      <text:p text:style-name="P87"><text:span text:style-name="T38"><text:tab/>auth(email, pass)</text:span></text:p>
      <text:p text:style-name="P87"><text:span text:style-name="T38"><text:tab/>Metodo al cual le pasamos email y pass, vemos si todo esta correcto y devolvemos un JWT si todo esta bien.</text:span></text:p>
      <text:list xml:id="list3455515056" text:style-name="L22">
        <text:list-item>
          <text:p text:style-name="P88"><text:soft-page-break/><text:span text:style-name="T38">Comprobamos usuario y contraseña</text:span></text:p>
        </text:list-item>
        <text:list-item>
          <text:p text:style-name="P88"><text:span text:style-name="T38">Si todo esta correcto...</text:span></text:p>
          <text:list>
            <text:list-item>
              <text:p text:style-name="P88"><text:span text:style-name="T38">Accede a su usuario</text:span></text:p>
            </text:list-item>
          </text:list>
        </text:list-item>
        <text:list-item>
          <text:p text:style-name="P88"><text:span text:style-name="T38">Si hay algo incorrecto...</text:span></text:p>
          <text:list>
            <text:list-item>
              <text:p text:style-name="P88"><text:span text:style-name="T38">Se muestra mensaje de error</text:span></text:p>
            </text:list-item>
            <text:list-item>
              <text:p text:style-name="P88"><text:span text:style-name="T38">Retorna a pagina login con mensaje de error.</text:span></text:p>
            </text:list-item>
          </text:list>
        </text:list-item>
      </text:list>
      <text:p text:style-name="P87"><text:span text:style-name="T38"><text:tab/>/disconnect</text:span></text:p>
      <text:p text:style-name="P87"><text:span text:style-name="T38"><text:tab/>url/disconnect</text:span></text:p>
      <text:p text:style-name="P87"><text:span text:style-name="T38"><text:tab/>Usuario logout y le quitamos el JWT</text:span></text:p>
      <text:p text:style-name="P87"><text:span text:style-name="T38"><text:tab/>1º COmprobamos creedenciales</text:span></text:p>
      <text:p text:style-name="P97"><text:span text:style-name="T28"><text:tab/>2º Si hay...</text:span></text:p>
      <text:p text:style-name="P108"><text:span text:style-name="T28"><text:tab/></text:span><text:span text:style-name="T29"><text:tab/>1. Se las quitamos</text:span></text:p>
      <text:p text:style-name="P87"><text:span text:style-name="T38"><text:tab/><text:tab/>2 Mostramos mensaje de exito en la portada.</text:span></text:p>
      <text:p text:style-name="P87"><text:span text:style-name="T38"><text:tab/>3º Si no...</text:span></text:p>
      <text:p text:style-name="P87"><text:span text:style-name="T38"><text:tab/><text:tab/>1. Mostramos mensaje de error en la portada</text:span></text:p>
      <text:p text:style-name="P87"><text:span text:style-name="T38"/></text:p>
      <text:p text:style-name="P90"><text:span text:style-name="T38">TODO USUARIO DEBE ESTAR LOGUEADO Y CUANDO CORRESPONDA VER SUS ROLES A PARTIR DE AQUI.</text:span></text:p>
      <text:p text:style-name="P16"/>
      <text:p text:style-name="P16">/<text:span text:style-name="T32">U</text:span>ser:</text:p>
      <text:p text:style-name="P22"><text:tab/>/createUser:</text:p>
      <text:p text:style-name="P21">Todas estas van a ser de la entidad user.</text:p>
      <text:p text:style-name="P22">Este se podria descomponer en varios pasos y archivos, pero por rapidez lo vamos a hacer en un archivo aunque creamos uno por funcion</text:p>
      <text:p text:style-name="P38"><text:span text:style-name="T5">La movida es angular se hara de hacer comprobacciones en el front mediante pipes y demas, tras eso le tocara a node desde el routes, donde si todo esta bien se insertaria el nuevo usuario</text:span><text:span text:style-name="T12">.</text:span></text:p>
      <text:p text:style-name="P21">url: create POST</text:p>
      <text:p text:style-name="P21">createUser(email, nickname, telephone, password,bio, sex, visibilityid, createdAt= now(), statusid=0,rol=0)</text:p>
      <text:p text:style-name="P21">1º Comprobamos que todo sea valido.</text:p>
      <text:p text:style-name="P21">2º Que email no este en la base de datos</text:p>
      <text:p text:style-name="P21">3ºQue el telephone tampoco</text:p>
      <text:p text:style-name="P21">4º Vemos que nickname no sea ofensivo</text:p>
      <text:p text:style-name="P21">5º Ciframos la contraseña.</text:p>
      <text:p text:style-name="P21">6º Guardamos</text:p>
      <text:p text:style-name="P21">7º ENviamos mensaje HTTP de exito, y si falla algo de esto uno de error mostrando el porque.</text:p>
      <text:p text:style-name="P21">8º Redireccionamos a la pestaña de inicio con mensaje de exito o al form indicando errores.</text:p>
      <text:p text:style-name="P21"/>
      <text:p text:style-name="P21"><text:tab/>/modifyUser</text:p>
      <text:p text:style-name="P21">PATCH = modify</text:p>
      <text:p text:style-name="P21">Esto lo que haremos seran getters, setters y guardamos el usuario. Puede que esto sea en los modelos. (Investigar)</text:p>
      <text:p text:style-name="P21"/>
      <text:p text:style-name="P21"><text:tab/>/deleteUser</text:p>
      <text:p text:style-name="P21">DELETE = delete</text:p>
      <text:p text:style-name="P21">DeleteUser(id)</text:p>
      <text:p text:style-name="P21">1º COmprobamos que el JWT del usuario, contenga el mismo usuario que estamos eliminando,.</text:p>
      <text:p text:style-name="P21">2º Si su cuenta esta activa..</text:p>
      <text:p text:style-name="P21"><text:tab/>2.1 Pasamos su estatus a cancelled o disabled</text:p>
      <text:p text:style-name="P27"><text:tab/>2.2 Retornar a pagina principal con HTTP exito informando de que se desabilito.</text:p>
      <text:p text:style-name="P21">3 Si hay algun error</text:p>
      <text:p text:style-name="P7"><text:span text:style-name="T12"><text:tab/>3.1 </text:span><text:span text:style-name="T13">Ver si esta logueado, si la cuenta esta activa..</text:span></text:p>
      <text:p text:style-name="P49"><text:soft-page-break/><text:span text:style-name="T5"><text:tab/>3.2</text:span><text:span text:style-name="T13"> Retornar mala respuesta y el codigo de error</text:span></text:p>
      <text:p text:style-name="P60"/>
      <text:p text:style-name="P48"><text:span text:style-name="T13"><text:tab/></text:span><text:span text:style-name="T5">url: /getUser/?</text:span></text:p>
      <text:p text:style-name="P61"><text:tab/>GET?</text:p>
      <text:list xml:id="list1327915438" text:style-name="L9">
        <text:list-item>
          <text:p text:style-name="P95"><text:span text:style-name="T23">Comprobamos </text:span><text:span text:style-name="T22">que el usuario este logueado</text:span></text:p>
        </text:list-item>
        <text:list-item>
          <text:p text:style-name="P63">Recibimos el id</text:p>
        </text:list-item>
        <text:list-item>
          <text:p text:style-name="P63">Si el usuario tiene bloqueado al nuestro</text:p>
          <text:list>
            <text:list-item>
              <text:p text:style-name="P63">No le mostramos nada, user not found</text:p>
            </text:list-item>
          </text:list>
        </text:list-item>
        <text:list-item>
          <text:p text:style-name="P63">Si usuario no encontrado</text:p>
          <text:list>
            <text:list-item>
              <text:p text:style-name="P63">User not found</text:p>
            </text:list-item>
          </text:list>
        </text:list-item>
        <text:list-item>
          <text:p text:style-name="P63">Si usuario encontrado</text:p>
          <text:list>
            <text:list-item>
              <text:p text:style-name="P63">Mostramos perfil</text:p>
            </text:list-item>
          </text:list>
        </text:list-item>
        <text:list-item>
          <text:p text:style-name="P63">SI hay algun error</text:p>
          <text:list>
            <text:list-item>
              <text:p text:style-name="P63">Mostramos mensaje de error</text:p>
            </text:list-item>
          </text:list>
        </text:list-item>
      </text:list>
      <text:p text:style-name="P64"/>
      <text:p text:style-name="P64"><text:tab/>url: /getUsers/?</text:p>
      <text:p text:style-name="P64"><text:tab/>Metodo por el cual buscas una persona y te aparecen todas excepto las que te tengan bloqueadas.</text:p>
      <text:list xml:id="list3926556150" text:style-name="L10">
        <text:list-header>
          <text:p text:style-name="P65">getUsersByName(nombre: string)</text:p>
        </text:list-header>
        <text:list-item>
          <text:p text:style-name="P66">Cogemos modelos usuarios</text:p>
        </text:list-item>
        <text:list-item>
          <text:p text:style-name="P66">Hacemos una query like...</text:p>
        </text:list-item>
        <text:list-item>
          <text:p text:style-name="P66">Si no hay ninguna coincidencia</text:p>
          <text:list>
            <text:list-item>
              <text:p text:style-name="P66">Mostramos mensaje de "No hay coincidencias</text:p>
            </text:list-item>
          </text:list>
        </text:list-item>
        <text:list-item>
          <text:p text:style-name="P66">Retornamos resultado de exito</text:p>
        </text:list-item>
      </text:list>
      <text:p text:style-name="P36"/>
      <text:p text:style-name="P27"/>
      <text:p text:style-name="P27">Esto, por ahora respecto a usuario.</text:p>
      <text:p text:style-name="P27"/>
      <text:p text:style-name="P15"><text:span text:style-name="T31">/</text:span><text:span text:style-name="T32">UserImage</text:span></text:p>
      <text:p text:style-name="P8"><text:span text:style-name="T13"><text:tab/>/</text:span><text:span text:style-name="T14">U</text:span><text:span text:style-name="T13">pload</text:span><text:span text:style-name="T14">Image</text:span></text:p>
      <text:p text:style-name="P39"><text:span text:style-name="T14">u</text:span><text:span text:style-name="T5">rl: /create POST</text:span></text:p>
      <text:p text:style-name="P27">uploadPhoto(userid = currentUser, title)</text:p>
      <text:p text:style-name="P8"><text:span text:style-name="T13">Antes de llegar aqui, en el validation, en el routes comprobamos que todo esta en orden, como en todos los metodos. Titulo con longitud adecuada, usuario correcto</text:span><text:span text:style-name="T14">, archivo no esta en blanco y es una foto</text:span><text:span text:style-name="T13">.</text:span></text:p>
      <text:p text:style-name="P27">1º Validamos que el usuario logueado sea el mismo a nombre de quien se esta subiendo la foto.</text:p>
      <text:p text:style-name="P27">2º La foto la subimos a /server/images/{id_usuario}/{id_photo}.jpg</text:p>
      <text:p text:style-name="P28">3º Creamos la entidad UserImage y insertamos en la base de datos</text:p>
      <text:p text:style-name="P28">4 Si se inserto bien..</text:p>
      <text:p text:style-name="P39"><text:span text:style-name="T5"><text:tab/></text:span><text:span text:style-name="T34">//Etiquetas: </text:span><text:span text:style-name="T33">4.1 Llamar al helper/notification/newImage pasandole : usuario, id foto,</text:span></text:p>
      <text:p text:style-name="P28"><text:tab/>4.1 Codigo de exito</text:p>
      <text:p text:style-name="P39"><text:span text:style-name="T14"><text:tab/></text:span><text:span text:style-name="T5">4.2 Mostramos la imagen</text:span></text:p>
      <text:p text:style-name="P28">5. Si se inserto mal..</text:p>
      <text:p text:style-name="P28"><text:tab/>5.1 Mostramos codigo de error en el perfil.</text:p>
      <text:p text:style-name="P39"><text:span text:style-name="T13"><text:tab/></text:span><text:span text:style-name="T5">/DeleteImage</text:span></text:p>
      <text:p text:style-name="P28">url: /delete DELETE</text:p>
      <text:p text:style-name="P28">COmprobamos que usuario logueado y poseedor de la foto es el mismo.</text:p>
      <text:p text:style-name="P28">deleteImage(imageId)</text:p>
      <text:list xml:id="list2361102459" text:style-name="L11">
        <text:list-item>
          <text:p text:style-name="P68">Buscamos la imagen por id y borramos</text:p>
        </text:list-item>
        <text:list-item>
          <text:p text:style-name="P68">Si la respuesta es correcta...</text:p>
          <text:list>
            <text:list-item>
              <text:p text:style-name="P96"><text:span text:style-name="T15">Retornamos</text:span><text:span text:style-name="T14"> mensaje de exito</text:span></text:p>
            </text:list-item>
          </text:list>
        </text:list-item>
        <text:list-item>
          <text:p text:style-name="P68">Si es incorrecta</text:p>
          <text:list>
            <text:list-item>
              <text:p text:style-name="P96"><text:soft-page-break/><text:span text:style-name="T15">Retornamos</text:span><text:span text:style-name="T14"> mensaje de error</text:span></text:p>
            </text:list-item>
          </text:list>
        </text:list-item>
        <text:list-item>
          <text:p text:style-name="P102"><text:span text:style-name="T5">Mostramos perfil</text:span><text:span text:style-name="T15"> con mensaje</text:span></text:p>
        </text:list-item>
      </text:list>
      <text:p text:style-name="P29"><text:tab/>/tagsUser ??? Futuro, para etiquetar usuarios??</text:p>
      <text:p text:style-name="P9"><text:span text:style-name="T17">/</text:span><text:span text:style-name="T16">Notification</text:span></text:p>
      <text:p text:style-name="P40"><text:span text:style-name="T5"><text:tab/></text:span><text:span text:style-name="T16">url: /new</text:span></text:p>
      <text:p text:style-name="P41"><text:span text:style-name="T16"><text:tab/></text:span><text:span text:style-name="T5">/</text:span><text:span text:style-name="T18">createNotification</text:span><text:span text:style-name="T16">: Este metodo se encargara de crear las notificaciones. Para ello llama dos metodos, uno para insertar el NotificationObject y otro el UserNotification.</text:span></text:p>
      <text:p text:style-name="P44"><text:span text:style-name="T5">createNotification(targetId, entity, entity_id</text:span><text:span text:style-name="T19">=null</text:span><text:span text:style-name="T5">)</text:span></text:p>
      <text:list xml:id="list235492789" text:style-name="L12">
        <text:list-item>
          <text:p text:style-name="P69">var sourceId = currentUser</text:p>
        </text:list-item>
        <text:list-item>
          <text:p text:style-name="P69">var notificationObject = new NotificationObject(entity, entity_id<text:span text:style-name="T35">=null</text:span>)</text:p>
        </text:list-item>
        <text:list-item>
          <text:p text:style-name="P69">Insertamos en la BD</text:p>
        </text:list-item>
        <text:list-item>
          <text:p text:style-name="P69">var userNotification = new UserNotification(sourceid, targetid, notificationObject).</text:p>
        </text:list-item>
        <text:list-item>
          <text:p text:style-name="P69">Insertamos en la base de datos.</text:p>
        </text:list-item>
      </text:list>
      <text:p text:style-name="P30"/>
      <text:p text:style-name="P31"><text:tab/>/getNotifications:Este nos sirve para obtener las notificaciones de un usuario</text:p>
      <text:list xml:id="list3072230116" text:style-name="L13">
        <text:list-item>
          <text:p text:style-name="P70">Comprobar usuario actual</text:p>
        </text:list-item>
        <text:list-item>
          <text:p text:style-name="P70">Modelo user_notification</text:p>
        </text:list-item>
        <text:list-item>
          <text:p text:style-name="P70">Comprobar registros con id de usuario actual</text:p>
        </text:list-item>
        <text:list-item>
          <text:p text:style-name="P70">Mostrarlos en pantalla.</text:p>
        </text:list-item>
      </text:list>
      <text:p text:style-name="P31"><text:tab/>/getNotificationsUnseen: este nos retorna si hay alguna notificacion sin ver</text:p>
      <text:list xml:id="list1732507509" text:style-name="L14">
        <text:list-item>
          <text:p text:style-name="P71">Obtener usuario actual</text:p>
        </text:list-item>
        <text:list-item>
          <text:p text:style-name="P71">Obtener modelo user_notification</text:p>
        </text:list-item>
        <text:list-item>
          <text:p text:style-name="P71">C<text:span text:style-name="T36">o</text:span>mprobar si tiene alguna !is_see con ese id de usuario.</text:p>
        </text:list-item>
        <text:list-item>
          <text:p text:style-name="P72">Pasar todas a see y guardarlo</text:p>
        </text:list-item>
        <text:list-item>
          <text:p text:style-name="P71">Retornar resultado</text:p>
        </text:list-item>
      </text:list>
      <text:p text:style-name="P31"/>
      <text:p text:style-name="P42"><text:span text:style-name="T13">/</text:span><text:span text:style-name="T4">ImageComment</text:span></text:p>
      <text:p text:style-name="P43"><text:span text:style-name="T5"><text:tab/></text:span><text:span text:style-name="T20">url: "/new" POST</text:span></text:p>
      <text:p text:style-name="P43"><text:span text:style-name="T20"><text:tab/></text:span><text:span text:style-name="T5">/newComment</text:span></text:p>
      <text:p text:style-name="P33"><text:tab/>Comprobamos que foto con ese ID exista?, body not null</text:p>
      <text:list xml:id="list928300859" text:style-name="L15">
        <text:list-item>
          <text:p text:style-name="P73">Obtenemos usuario actual</text:p>
        </text:list-item>
        <text:list-item>
          <text:p text:style-name="P74">Obtenemos usuario al que afecta esa notificacion</text:p>
        </text:list-item>
        <text:list-item>
          <text:p text:style-name="P73">Llamamos al /notifications/createnotifications(user_imageid.user_id,"image")</text:p>
        </text:list-item>
        <text:list-item>
          <text:p text:style-name="P74">Insertamos comentario</text:p>
        </text:list-item>
        <text:list-item>
          <text:p text:style-name="P74">Renderizamos mensaje de exito en la foto.</text:p>
        </text:list-item>
      </text:list>
      <text:p text:style-name="P33"/>
      <text:p text:style-name="P26"/>
      <text:p text:style-name="P26"><text:tab/>/getTargetId</text:p>
      <text:p text:style-name="P26"><text:tab/>//Metodo que le pasamos el id de una foto y nos retorna el id del usuario que subio la foto</text:p>
      <text:p text:style-name="P26"><text:tab/>//Puede ser que vaya aqui o que lo metamos en conmmon getTargetIdFromImage o algo asi.</text:p>
      <text:p text:style-name="P32"><text:tab/></text:p>
      <text:p text:style-name="P34"><text:tab/>/deleteComment : aqui es para borrar comentario</text:p>
      <text:p text:style-name="P34"><text:tab/>url: "/delete" delete</text:p>
      <text:list xml:id="list1695310584" text:style-name="L16">
        <text:list-item>
          <text:p text:style-name="P75">Obtenemos modelo</text:p>
        </text:list-item>
        <text:list-item>
          <text:p text:style-name="P75">Llamamos al modelo deleteById</text:p>
        </text:list-item>
        <text:list-item>
          <text:p text:style-name="P75">SI todo ha ido bien..</text:p>
          <text:list>
            <text:list-item>
              <text:p text:style-name="P75">Retornamos mensaje de exito</text:p>
            </text:list-item>
          </text:list>
        </text:list-item>
        <text:list-item>
          <text:p text:style-name="P75">Si falla algo...</text:p>
          <text:list>
            <text:list-item>
              <text:p text:style-name="P75">Retornamos mensaje de error</text:p>
            </text:list-item>
          </text:list>
        </text:list-item>
        <text:list-item>
          <text:p text:style-name="P75">Mostramos la foto con el sucesivo mensaje<text:span text:style-name="T36">.</text:span></text:p>
        </text:list-item>
      </text:list>
      <text:p text:style-name="P35">/No permitimos que la modifiquen en este primer sprint.</text:p>
      <text:p text:style-name="P35"><text:soft-page-break/>/Otra opcion futura tambien sera que el propietario de la foto si podra borrar comentarios de la misma.</text:p>
      <text:p text:style-name="P35"/>
      <text:p text:style-name="P35">/UserReport</text:p>
      <text:p text:style-name="P35">Al lado de cada usuario aparecera un boton para denunciar, se abre una pestaña con un formulario, indicamos los motivos de la denuncia y lo enviamos. Este sera validado antes de llamar al metodo con los middlewares y devolvemos error en caso de haberlo</text:p>
      <text:p text:style-name="P35"><text:tab/>/createReport</text:p>
      <text:p text:style-name="P35"><text:tab/>url/ create</text:p>
      <text:list xml:id="list1638137352" text:style-name="L17">
        <text:list-item>
          <text:p text:style-name="P76">Validamos usuario actual</text:p>
        </text:list-item>
        <text:list-item>
          <text:p text:style-name="P76">Insertamos el registro si todo esta bien llamando al UserReport</text:p>
        </text:list-item>
        <text:list-item>
          <text:p text:style-name="P76">SI se ha guardado bien..</text:p>
          <text:list>
            <text:list-item>
              <text:p text:style-name="P76">Devolvemos respuesta de exito</text:p>
            </text:list-item>
          </text:list>
        </text:list-item>
        <text:list-item>
          <text:p text:style-name="P76">Si ha habido algun fallo...</text:p>
          <text:list>
            <text:list-item>
              <text:p text:style-name="P76">Devolvemos respuesta de error</text:p>
            </text:list-item>
          </text:list>
        </text:list-item>
      </text:list>
      <text:p text:style-name="P46"><text:span text:style-name="T5"><text:tab/></text:span><text:span text:style-name="T21">/showReports</text:span></text:p>
      <text:p text:style-name="P46"><text:span text:style-name="T21"><text:tab/></text:span><text:span text:style-name="T5">url /show</text:span></text:p>
      <text:p text:style-name="P77"><text:tab/>Este metodo es para cuando los admin quieren ver reports, se les cargara y enseñara todos</text:p>
      <text:p text:style-name="P77"><text:tab/>showReports()</text:p>
      <text:list xml:id="list115267359" text:style-name="L18">
        <text:list-item>
          <text:p text:style-name="P78">Comprobamos que el rol es admin</text:p>
        </text:list-item>
        <text:list-item>
          <text:p text:style-name="P78">Si es admin...</text:p>
          <text:list>
            <text:list-item>
              <text:p text:style-name="P78"><text:s/>mostramos los reportes</text:p>
            </text:list-item>
          </text:list>
        </text:list-item>
        <text:list-item>
          <text:p text:style-name="P78">SI no es admin...</text:p>
          <text:list>
            <text:list-item>
              <text:p text:style-name="P78">Mostramos mensaje de error</text:p>
            </text:list-item>
          </text:list>
        </text:list-item>
      </text:list>
      <text:p text:style-name="P79"><text:tab/>4. Retornamos a la vista, que sera el perfil del usuario con el correspondiente mensaje.</text:p>
      <text:p text:style-name="P80"><text:tab/></text:p>
      <text:p text:style-name="P47"><text:span text:style-name="T22"><text:tab/></text:span><text:span text:style-name="T5">/showReport</text:span></text:p>
      <text:p text:style-name="P81"><text:tab/>url: /show/?</text:p>
      <text:list xml:id="list818445468" text:style-name="L19">
        <text:list-item>
          <text:p text:style-name="P82">Comprobamos rol</text:p>
        </text:list-item>
        <text:list-item>
          <text:p text:style-name="P62">Llamamos al modelo Reporte</text:p>
        </text:list-item>
        <text:list-item>
          <text:p text:style-name="P62">Traemos el reporte</text:p>
        </text:list-item>
        <text:list-item>
          <text:p text:style-name="P62">Si lo acepta</text:p>
          <text:list>
            <text:list-item>
              <text:p text:style-name="P62">Lo inserta en UserSuspension</text:p>
            </text:list-item>
          </text:list>
        </text:list-item>
        <text:list-item>
          <text:p text:style-name="P62">Si lo deniega</text:p>
          <text:list>
            <text:list-item>
              <text:p text:style-name="P62">Borra el reporte</text:p>
            </text:list-item>
          </text:list>
        </text:list-item>
        <text:list-item>
          <text:p text:style-name="P103"><text:span text:style-name="T5">Retorno a reportes</text:span><text:span text:style-name="T24">.</text:span></text:p>
        </text:list-item>
      </text:list>
      <text:p text:style-name="P36">/UserBlocked</text:p>
      <text:p text:style-name="P36"><text:tab/>/blockUser</text:p>
      <text:p text:style-name="P36"><text:tab/>url:block-user</text:p>
      <text:p text:style-name="P36"><text:tab/>Metodo por el cual se comprueba usuario actual, se pasa un id y ese usuario bloqueara a otro <text:tab/>usuario.</text:p>
      <text:list xml:id="list195581972" text:style-name="L20">
        <text:list-item>
          <text:p text:style-name="P101"><text:span text:style-name="T5">Comprobamos</text:span><text:span text:style-name="T25"> usuario actua</text:span><text:span text:style-name="T26">l</text:span></text:p>
        </text:list-item>
        <text:list-item>
          <text:p text:style-name="P104"><text:span text:style-name="T26">G</text:span><text:span text:style-name="T5">uardamos bloqueo</text:span></text:p>
        </text:list-item>
        <text:list-item>
          <text:p text:style-name="P83">Retornamos a la pagina principal</text:p>
        </text:list-item>
      </text:list>
      <text:p text:style-name="P84"><text:tab/></text:p>
      <text:p text:style-name="P84"><text:tab/>/unblockUser</text:p>
      <text:p text:style-name="P84"><text:tab/>url: unblock-user</text:p>
      <text:p text:style-name="P84"><text:tab/>Metodo el cual usuario desbloquea a otro. Para esto, al entrar en un perfil bloqueado o buscarlo desde la barra de amigos aparecera un boton si esta bloqueado.</text:p>
      <text:p text:style-name="P84"><text:tab/>unblockUser(id int)</text:p>
      <text:list xml:id="list2494560904" text:style-name="L21">
        <text:list-item>
          <text:p text:style-name="P105"><text:span text:style-name="T5">Comprobamos si usuario esta bloqueado</text:span><text:span text:style-name="T27">.</text:span></text:p>
        </text:list-item>
        <text:list-item>
          <text:p text:style-name="P85">Si es asi desbloqueamos</text:p>
        </text:list-item>
        <text:list-item>
          <text:p text:style-name="P85"><text:soft-page-break/>Mostramos mensaje de exito</text:p>
        </text:list-item>
      </text:list>
      <text:p text:style-name="P86"/>
      <text:p text:style-name="P86"/>
      <text:p text:style-name="P61"/>
      <text:p text:style-name="P61"/>
      <text:p text:style-name="P51"><text:span text:style-name="Source_20_Text"><text:span text:style-name="T5">module.exports = (sequelize, Sequelize) =&gt; {</text:span></text:span></text:p>
      <text:p text:style-name="Preformatted_20_Text"><text:span text:style-name="Source_20_Text"><text:s text:c="2"/>const Tutorial = sequelize.define("tutorial", {</text:span></text:p>
      <text:p text:style-name="Preformatted_20_Text"><text:span text:style-name="Source_20_Text"><text:s text:c="4"/>title: {</text:span></text:p>
      <text:p text:style-name="Preformatted_20_Text"><text:span text:style-name="Source_20_Text"><text:s text:c="6"/>type: Sequelize.STRING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description: {</text:span></text:p>
      <text:p text:style-name="Preformatted_20_Text"><text:span text:style-name="Source_20_Text"><text:s text:c="6"/>type: Sequelize.STRING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published: {</text:span></text:p>
      <text:p text:style-name="Preformatted_20_Text"><text:span text:style-name="Source_20_Text"><text:s text:c="6"/>type: Sequelize.BOOLEAN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return Tutorial;</text:span></text:p>
      <text:p text:style-name="P52"><text:span text:style-name="Source_20_Text">};</text:span></text:p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6:19:37.942513916</meta:creation-date>
    <dc:date>2023-05-05T17:05:26.050061469</dc:date>
    <meta:editing-duration>PT2H9M2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8" meta:paragraph-count="285" meta:word-count="2538" meta:character-count="15028" meta:non-whitespace-character-count="12775"/>
  </office:meta>
</office:document-meta>
</file>